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2083in" fo:widows="1" fo:text-indent="0in" style:auto-text-indent="false"/>
      <style:text-properties fo:font-variant="normal" fo:text-transform="none" fo:color="#333333" style:font-name="Helvetica Neue" fo:font-size="10.5pt" fo:letter-spacing="normal" fo:font-style="normal" fo:font-weight="normal" officeooo:paragraph-rsid="001855b9"/>
    </style:style>
    <style:style style:name="P2" style:family="paragraph" style:parent-style-name="Standard">
      <style:paragraph-properties fo:margin-left="0in" fo:margin-right="0in" style:line-height-at-least="0.2083in" fo:widows="1" fo:text-indent="0in" style:auto-text-indent="false"/>
      <style:text-properties fo:font-variant="normal" fo:text-transform="none" fo:color="#333333" style:font-name="Helvetica Neue" fo:font-size="10.5pt" fo:letter-spacing="normal" fo:font-style="normal" fo:font-weight="normal" officeooo:rsid="001855b9" officeooo:paragraph-rsid="001855b9"/>
    </style:style>
    <style:style style:name="T1" style:family="text">
      <style:text-properties officeooo:rsid="001855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text:span>I think that the non compete clause shouldn't be a protectable interest.  If we were to take a utilitarian perspective this clause is not for the greater good of people as a whole.  It's purpose is to protect Microsoft.  If we were to think about the advancement of technology instead of companies protecting their trade secrets we would want this clause gone and these ideas to be shared with everyone.  If these ideas were open it could lead to further advancements which could benefit society as a whole instead of certain people with an interest in a specific company.  From another standpoint it is unfair to the company if their employees were to leave the company and compromise secrets that keep them above the rest.  But as stated above, if we are taking a utilitarian perspective than I would say that this clause shouldn't be protectable.</text:p>
      <text:p text:style-name="P1"/>
      <text:p text:style-name="P2">2.) <text:s/>I believe that he does consider the interest of the employer. <text:s/>When people don't want to work for startup companies with clauses like this the employer is doing nothing but hurting themselves. <text:s/>As he said the employer should provide an environment where workers want to stay, not where they are trapped by a contract. <text:s/>To try and be successful in receiving a job and negotiating the terms of the contract you could do a few things. <text:s/>I would be very respectful but say that I don't agree with the limitations that this contract sets on me. <text:s/>I have a lot to offer to your company but I can't work under this specific restriction. <text:s/>If you have any suggested alternatives to this clause I can let you know what I think but this specific one is too strict on my actions if I was to leave this comp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13:44:45.019814314</meta:creation-date>
    <dc:date>2015-08-22T20:25:50.314830909</dc:date>
    <meta:editing-duration>P0D</meta:editing-duration>
    <meta:editing-cycles>2</meta:editing-cycles>
    <meta:generator>LibreOffice/4.2.8.2$Linux_X86_64 LibreOffice_project/420m0$Build-2</meta:generator>
    <meta:document-statistic meta:table-count="0" meta:image-count="0" meta:object-count="0" meta:page-count="1" meta:paragraph-count="2" meta:word-count="294" meta:character-count="1653" meta:non-whitespace-character-count="1348"/>
  </office:meta>
</office:document-meta>
</file>